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eddd2" officeooo:paragraph-rsid="000eddd2" style:font-size-asian="14pt" style:font-size-complex="14pt"/>
    </style:style>
    <style:style style:name="P3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fo:font-size="18.2000007629395pt" fo:font-weight="bold" officeooo:rsid="000db1b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" style:family="text">
      <style:text-properties fo:font-size="18.2000007629395pt" fo:font-weight="bold" officeooo:rsid="000eddd2" style:font-name-asian="Noto Sans CJK SC" style:font-size-asian="18.2000007629395pt" style:font-weight-asian="bold" style:font-name-complex="Lohit Devanagari" style:font-size-complex="18.200000762939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2">Atributos</text:span> SVG</text:h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08:21:50.762292885</meta:creation-date>
    <dc:date>2023-07-11T05:44:19.317171568</dc:date>
    <meta:editing-duration>PT5M55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